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80000012C58C0536D0E42B05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7.056cm" svg:height="10.583cm" draw:z-index="0"><draw:image xlink:href="Pictures/10000000000000C80000012C58C0536D0E42B05E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5:57:43.468357343</meta:creation-date>
    <dc:date>2019-03-13T17:32:38.257958407</dc:date>
    <meta:editing-duration>PT4M23S</meta:editing-duration>
    <meta:editing-cycles>3</meta:editing-cycles>
    <meta:generator>LibreOfficeDev/6.3.0.0.alpha0$Linux_X86_64 LibreOffice_project/a885af12d2bed5d3a78c28ecba2bc02ac0c9b59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